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aron Licht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8, 1874</text:p>
      <text:p text:style-name="P5">Month<text:tab/><text:tab/><text:tab/><text:tab/><text:tab/><text:tab/>Jul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gal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 June 16, 1874</text:p>
      <text:p text:style-name="P5"/>
      <text:p text:style-name="P5">VI. Notes</text:p>
      <text:p text:style-name="P5"/>
      <text:p text:style-name="P5">A photocopy of the manuscript is also available in Box 19, FF 6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Envelope]</text:p>
      <text:p text:style-name="P2">LANGFELD, LICHTEN &amp; CO./</text:p>
      <text:p text:style-name="P2">325 MARKET ST./</text:p>
      <text:p text:style-name="P2">PHILADELPHIA./</text:p>
      <text:p text:style-name="P3">Rev. S. Morais/</text:p>
      <text:p text:style-name="P3">546 N<text:span text:style-name="T1">th</text:span><text:span text:style-name="T2">. 5</text:span><text:span text:style-name="T1">th</text:span><text:span text:style-name="T2"> [...]/</text:span></text:p>
      <text:p text:style-name="P6">Phil[...]/</text:p>
      <text:p text:style-name="P6"/>
      <text:p text:style-name="P7">[Page 1]</text:p>
      <text:p text:style-name="P8">OFFICE OF/</text:p>
      <text:p text:style-name="P8">Langfeld, Lichten &amp; Co./</text:p>
      <text:p text:style-name="P8">No. 325 MARKET ST./</text:p>
      <text:p text:style-name="P3"><text:span text:style-name="T2">Philadelphia, July 8</text:span><text:span text:style-name="T1">th</text:span><text:span text:style-name="T2"> 1874./</text:span></text:p>
      <text:p text:style-name="P7">Rev. S. Morais/</text:p>
      <text:p text:style-name="P7"><text:tab/>Esteemed Sir./</text:p>
      <text:p text:style-name="P7"><text:tab/><text:tab/>It is my/ pleasant duty to enclose a/ copy of a Resolution passed/ at the last meeting of the/ Board of Directors of the/ Hebrew Education Society,/ and I can assure you that/ the sentiments therein conveyed,/ meet with my hearty concur-/rence/ Very Respectfully/ Aaron Lichten/ Secy./</text:p>
      <text:p text:style-name="P7"/>
      <text:p text:style-name="P7"><text:soft-page-break/>[Page 2]</text:p>
      <text:p text:style-name="P7">The Board of Directors of the Hebrew/ Education Society owe it to themselves,/ to the society they represent, and to the/ gentlemen who have just retired from the/ administration of its affairs, to express/ in some formal manner, the obligations/ they are under to the Reverend Messrs./ Morais, Jacobs and Jastrow./</text:p>
      <text:p text:style-name="P7"><text:tab/>During many years they have given/ their time, not only for the ordinary/ business duties of the management, but/ have devoted much labor and ability,/ to the proper organization, maintenance/ and supervision of the school, while their/ generous and self-sacrificing efforts in/ behalf of the college, lately in operation,/ under the auspices of this society, were/ too great to be adequately acknowledged/ by mere words./</text:p>
      <text:p text:style-name="P7"><text:tab/>In view of these circumstances, the/ Board hereby Resolve--That/ the foregoing be entered on the minutes,/ and a copy thereof be sent to each of/ the gentlemen named./ <text:s/>Aaron Lichten/ Secy/ Philadelphia June 16th 1874./</text:p>
      <text:p text:style-name="P7">To Rev.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3:58:35.75</meta:creation-date>
    <dc:date>2012-03-19T14:26:21.49</dc:date>
    <dc:creator>Penn Libraries</dc:creator>
    <meta:editing-duration>PT00H15M2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427" meta:character-count="2844"/>
  </office:meta>
</office:document-meta>
</file>